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227cm" fo:min-width="22.263cm" fo:padding-top="0.151cm" fo:padding-bottom="0.151cm" fo:padding-left="0.276cm" fo:padding-right="0.276cm" style:writing-mode="lr-tb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65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718cm" fo:min-width="4.13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9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134cm" fo:min-width="4.13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4.052cm" fo:min-width="4.80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8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133cm" fo:min-width="4.13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4.138cm" fo:min-width="3.133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5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6pt" style:font-size-asian="14pt" style:font-size-complex="14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4pt" style:font-size-complex="14pt"/>
    </style:style>
    <style:style style:name="T3" style:family="text">
      <style:text-properties fo:font-size="1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15cm" svg:height="16.529cm" svg:x="2.656cm" svg:y="2.487cm">
          <text:p text:style-name="P1"><text:s/>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2.656cm" svg:y1="3.8cm" svg:x2="13.139cm" svg:y2="3.8cm">
            <text:p/>
          </draw:line>
          <draw:line draw:style-name="gr2" draw:text-style-name="P3" draw:layer="layout" svg:x1="13.138cm" svg:y1="3.8cm" svg:x2="13.813cm" svg:y2="3.13cm">
            <text:p/>
          </draw:line>
          <draw:line draw:style-name="gr2" draw:text-style-name="P3" draw:layer="layout" svg:x1="13.814cm" svg:y1="3.13cm" svg:x2="13.814cm" svg:y2="2.46cm">
            <text:p/>
          </draw:line>
        </draw:g>
        <draw:frame draw:style-name="gr3" draw:text-style-name="P4" draw:layer="layout" svg:width="12.396cm" svg:height="1.015cm" svg:x="2.784cm" svg:y="2.645cm">
          <draw:text-box>
            <text:p>Domain Model: OCR Compiler</text:p>
          </draw:text-box>
        </draw:frame>
        <draw:g draw:style-name="gr4">
          <draw:custom-shape draw:style-name="gr5" draw:text-style-name="P3" draw:layer="layout" svg:width="4.69cm" svg:height="4.02cm" svg:x="11.134cm" svg:y="6.14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1.134cm" svg:y1="7.151cm" svg:x2="15.824cm" svg:y2="7.151cm">
            <text:p/>
          </draw:line>
          <draw:frame draw:style-name="gr6" draw:text-style-name="P5" draw:layer="layout" svg:width="4.69cm" svg:height="1.207cm" svg:x="11.134cm" svg:y="6.146cm">
            <draw:text-box>
              <text:p text:style-name="P1"><text:span text:style-name="T1">Document</text:span></text:p>
            </draw:text-box>
          </draw:frame>
          <draw:frame draw:style-name="gr7" draw:text-style-name="P6" draw:layer="layout" svg:width="4.69cm" svg:height="1.101cm" svg:x="11.134cm" svg:y="7.257cm">
            <draw:text-box>
              <text:p><text:span text:style-name="T2">+ fileName</text:span></text:p>
            </draw:text-box>
          </draw:frame>
          <draw:frame draw:style-name="gr7" draw:text-style-name="P7" draw:layer="layout" svg:width="4.69cm" svg:height="1.101cm" svg:x="11.134cm" svg:y="8.156cm">
            <draw:text-box>
              <text:p><text:span text:style-name="T3">+ fileType</text:span></text:p>
            </draw:text-box>
          </draw:frame>
          <draw:frame draw:style-name="gr8" draw:text-style-name="P7" draw:layer="layout" svg:width="4.69cm" svg:height="1.1cm" svg:x="11.134cm" svg:y="9.066cm">
            <draw:text-box>
              <text:p><text:span text:style-name="T3">+ noOfFiles</text:span></text:p>
            </draw:text-box>
          </draw:frame>
        </draw:g>
        <draw:g draw:style-name="gr4">
          <draw:custom-shape draw:style-name="gr9" draw:text-style-name="P3" draw:layer="layout" svg:width="4.69cm" svg:height="3.436cm" svg:x="18.504cm" svg:y="6.1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8.504cm" svg:y1="7.151cm" svg:x2="23.194cm" svg:y2="7.151cm">
            <text:p/>
          </draw:line>
          <draw:frame draw:style-name="gr6" draw:text-style-name="P5" draw:layer="layout" svg:width="4.69cm" svg:height="1.207cm" svg:x="18.504cm" svg:y="6.146cm">
            <draw:text-box>
              <text:p text:style-name="P1"><text:span text:style-name="T1">PyTesseract</text:span></text:p>
            </draw:text-box>
          </draw:frame>
          <draw:frame draw:style-name="gr7" draw:text-style-name="P6" draw:layer="layout" svg:width="4.69cm" svg:height="1.101cm" svg:x="18.504cm" svg:y="7.257cm">
            <draw:text-box>
              <text:p><text:span text:style-name="T2">+ text</text:span></text:p>
            </draw:text-box>
          </draw:frame>
          <draw:frame draw:style-name="gr7" draw:text-style-name="P7" draw:layer="layout" svg:width="4.69cm" svg:height="1.101cm" svg:x="18.504cm" svg:y="8.347cm">
            <draw:text-box>
              <text:p><text:span text:style-name="T3">+ imgToText()</text:span></text:p>
            </draw:text-box>
          </draw:frame>
          <draw:line draw:style-name="gr2" draw:text-style-name="P3" draw:layer="layout" svg:x1="18.504cm" svg:y1="8.242cm" svg:x2="23.194cm" svg:y2="8.242cm">
            <text:p/>
          </draw:line>
        </draw:g>
        <draw:custom-shape draw:style-name="gr10" draw:text-style-name="P3" draw:layer="layout" svg:width="5.36cm" svg:height="4.354cm" svg:x="10.798cm" svg:y="12.84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798cm" svg:y1="13.935cm" svg:x2="16.158cm" svg:y2="13.935cm">
          <text:p/>
        </draw:line>
        <draw:frame draw:style-name="gr11" draw:text-style-name="P5" draw:layer="layout" svg:width="5.36cm" svg:height="1.099cm" svg:x="10.798cm" svg:y="12.836cm">
          <draw:text-box>
            <text:p text:style-name="P1"><text:span text:style-name="T1">Preprocessor</text:span></text:p>
          </draw:text-box>
        </draw:frame>
        <draw:frame draw:style-name="gr12" draw:text-style-name="P6" draw:layer="layout" svg:width="4.69cm" svg:height="0.926cm" svg:x="10.798cm" svg:y="14.141cm">
          <draw:text-box>
            <text:p><text:span text:style-name="T2">+ binarize()</text:span></text:p>
          </draw:text-box>
        </draw:frame>
        <draw:frame draw:style-name="gr13" draw:text-style-name="P7" draw:layer="layout" svg:width="4.69cm" svg:height="0.927cm" svg:x="10.798cm" svg:y="15.145cm">
          <draw:text-box>
            <text:p><text:span text:style-name="T3">+ illuminate()</text:span></text:p>
          </draw:text-box>
        </draw:frame>
        <draw:frame draw:style-name="gr12" draw:text-style-name="P7" draw:layer="layout" svg:width="5.36cm" svg:height="0.926cm" svg:x="10.798cm" svg:y="16.151cm">
          <draw:text-box>
            <text:p><text:span text:style-name="T3">+ reduceNoise()</text:span></text:p>
          </draw:text-box>
        </draw:frame>
        <draw:g draw:style-name="gr4">
          <draw:custom-shape draw:style-name="gr14" draw:text-style-name="P3" draw:layer="layout" svg:width="4.69cm" svg:height="3.435cm" svg:x="18.504cm" svg:y="12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8.504cm" svg:y1="13.515cm" svg:x2="23.194cm" svg:y2="13.515cm">
            <text:p/>
          </draw:line>
          <draw:frame draw:style-name="gr6" draw:text-style-name="P5" draw:layer="layout" svg:width="4.69cm" svg:height="1.207cm" svg:x="18.504cm" svg:y="12.511cm">
            <draw:text-box>
              <text:p text:style-name="P1"><text:span text:style-name="T1">Compiler</text:span></text:p>
            </draw:text-box>
          </draw:frame>
          <draw:frame draw:style-name="gr8" draw:text-style-name="P6" draw:layer="layout" svg:width="4.69cm" svg:height="1.1cm" svg:x="18.504cm" svg:y="13.622cm">
            <draw:text-box>
              <text:p><text:span text:style-name="T2">+ code</text:span></text:p>
            </draw:text-box>
          </draw:frame>
          <draw:frame draw:style-name="gr8" draw:text-style-name="P7" draw:layer="layout" svg:width="4.69cm" svg:height="1.1cm" svg:x="18.504cm" svg:y="14.712cm">
            <draw:text-box>
              <text:p><text:span text:style-name="T3">+ compile()</text:span></text:p>
            </draw:text-box>
          </draw:frame>
          <draw:line draw:style-name="gr2" draw:text-style-name="P3" draw:layer="layout" svg:x1="18.504cm" svg:y1="14.606cm" svg:x2="23.194cm" svg:y2="14.606cm">
            <text:p/>
          </draw:line>
        </draw:g>
        <draw:custom-shape draw:style-name="gr15" draw:text-style-name="P3" draw:layer="layout" svg:width="3.685cm" svg:height="4.44cm" svg:x="4.098cm" svg:y="6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4.098cm" svg:y1="7.151cm" svg:x2="7.783cm" svg:y2="7.151cm">
          <text:p/>
        </draw:line>
        <draw:frame draw:style-name="gr6" draw:text-style-name="P5" draw:layer="layout" svg:width="3.685cm" svg:height="1.207cm" svg:x="4.098cm" svg:y="6.146cm">
          <draw:text-box>
            <text:p text:style-name="P1"><text:span text:style-name="T1">User</text:span></text:p>
          </draw:text-box>
        </draw:frame>
        <draw:frame draw:style-name="gr7" draw:text-style-name="P6" draw:layer="layout" svg:width="3.685cm" svg:height="1.101cm" svg:x="4.098cm" svg:y="7.257cm">
          <draw:text-box>
            <text:p><text:span text:style-name="T2">+ name</text:span></text:p>
          </draw:text-box>
        </draw:frame>
        <draw:frame draw:style-name="gr7" draw:text-style-name="P7" draw:layer="layout" svg:width="3.685cm" svg:height="1.101cm" svg:x="4.098cm" svg:y="8.24cm">
          <draw:text-box>
            <text:p><text:span text:style-name="T3">+ email</text:span></text:p>
          </draw:text-box>
        </draw:frame>
        <draw:line draw:style-name="gr2" draw:text-style-name="P3" draw:layer="layout" svg:x1="4.098cm" svg:y1="9.352cm" svg:x2="7.783cm" svg:y2="9.352cm">
          <text:p/>
        </draw:line>
        <draw:frame draw:style-name="gr8" draw:text-style-name="P7" draw:layer="layout" svg:width="3.685cm" svg:height="1.1cm" svg:x="4.098cm" svg:y="9.486cm">
          <draw:text-box>
            <text:p><text:span text:style-name="T3">+ login()</text:span></text:p>
          </draw:text-box>
        </draw:frame>
        <draw:line draw:style-name="gr2" draw:text-style-name="P3" draw:layer="layout" svg:x1="7.784cm" svg:y1="8.156cm" svg:x2="11.134cm" svg:y2="8.156cm">
          <text:p/>
        </draw:line>
        <draw:line draw:style-name="gr2" draw:text-style-name="P3" draw:layer="layout" svg:x1="15.824cm" svg:y1="8.156cm" svg:x2="18.504cm" svg:y2="8.156cm">
          <text:p/>
        </draw:line>
        <draw:line draw:style-name="gr2" draw:text-style-name="P3" draw:layer="layout" svg:x1="13.478cm" svg:y1="10.166cm" svg:x2="13.478cm" svg:y2="12.846cm">
          <text:p/>
        </draw:line>
        <draw:line draw:style-name="gr2" draw:text-style-name="P3" draw:layer="layout" svg:x1="20.844cm" svg:y1="9.583cm" svg:x2="20.832cm" svg:y2="12.511cm">
          <text:p/>
        </draw:line>
        <draw:frame draw:style-name="gr16" draw:text-style-name="P8" draw:layer="layout" svg:width="2.01cm" svg:height="0.805cm" svg:x="8.435cm" svg:y="7.256cm">
          <draw:text-box>
            <text:p><text:span text:style-name="T4">upload</text:span></text:p>
          </draw:text-box>
        </draw:frame>
        <draw:frame draw:style-name="gr16" draw:text-style-name="P8" draw:layer="layout" svg:width="0.67cm" svg:height="0.805cm" svg:x="7.784cm" svg:y="8.156cm">
          <draw:text-box>
            <text:p><text:span text:style-name="T4">1</text:span></text:p>
          </draw:text-box>
        </draw:frame>
        <draw:frame draw:style-name="gr16" draw:text-style-name="P8" draw:layer="layout" svg:width="1.34cm" svg:height="0.805cm" svg:x="10.128cm" svg:y="8.156cm">
          <draw:text-box>
            <text:p><text:span text:style-name="T4">1-*</text:span></text:p>
          </draw:text-box>
        </draw:frame>
        <draw:frame draw:style-name="gr16" draw:text-style-name="P8" draw:layer="layout" svg:width="0.67cm" svg:height="0.805cm" svg:x="12.808cm" svg:y="10.166cm">
          <draw:text-box>
            <text:p><text:span text:style-name="T4">1</text:span></text:p>
          </draw:text-box>
        </draw:frame>
        <draw:frame draw:style-name="gr16" draw:text-style-name="P8" draw:layer="layout" svg:width="0.67cm" svg:height="0.805cm" svg:x="12.808cm" svg:y="12.041cm">
          <draw:text-box>
            <text:p><text:span text:style-name="T4">1</text:span></text:p>
          </draw:text-box>
        </draw:frame>
        <draw:frame draw:style-name="gr16" draw:text-style-name="P8" draw:layer="layout" svg:width="0.67cm" svg:height="0.805cm" svg:x="20.178cm" svg:y="9.696cm">
          <draw:text-box>
            <text:p><text:span text:style-name="T4">1</text:span></text:p>
          </draw:text-box>
        </draw:frame>
        <draw:frame draw:style-name="gr16" draw:text-style-name="P8" draw:layer="layout" svg:width="0.67cm" svg:height="0.805cm" svg:x="20.178cm" svg:y="11.706cm">
          <draw:text-box>
            <text:p><text:span text:style-name="T4">1</text:span></text:p>
          </draw:text-box>
        </draw:frame>
        <draw:frame draw:style-name="gr16" draw:text-style-name="P8" draw:layer="layout" svg:width="2.346cm" svg:height="0.805cm" svg:x="20.848cm" svg:y="10.701cm">
          <draw:text-box>
            <text:p><text:span text:style-name="T4">compile</text:span></text:p>
          </draw:text-box>
        </draw:frame>
        <draw:frame draw:style-name="gr16" draw:text-style-name="P8" draw:layer="layout" svg:width="2.346cm" svg:height="0.805cm" svg:x="13.478cm" svg:y="11.036cm">
          <draw:text-box>
            <text:p><text:span text:style-name="T4">process</text:span></text:p>
          </draw:text-box>
        </draw:frame>
        <draw:frame draw:style-name="gr16" draw:text-style-name="P8" draw:layer="layout" svg:width="1.675cm" svg:height="0.805cm" svg:x="16.475cm" svg:y="7.351cm">
          <draw:text-box>
            <text:p><text:span text:style-name="T4">scan</text:span></text:p>
          </draw:text-box>
        </draw:frame>
        <draw:frame draw:style-name="gr16" draw:text-style-name="P8" draw:layer="layout" svg:width="0.67cm" svg:height="0.805cm" svg:x="15.824cm" svg:y="8.156cm">
          <draw:text-box>
            <text:p><text:span text:style-name="T4">1</text:span></text:p>
          </draw:text-box>
        </draw:frame>
        <draw:frame draw:style-name="gr16" draw:text-style-name="P8" draw:layer="layout" svg:width="0.67cm" svg:height="0.805cm" svg:x="17.834cm" svg:y="8.156cm">
          <draw:text-box>
            <text:p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6T12:50:04.745000000</meta:creation-date>
    <dc:date>2023-07-06T19:49:18.090000000</dc:date>
    <meta:editing-duration>PT2M37S</meta:editing-duration>
    <meta:editing-cycles>3</meta:editing-cycles>
    <meta:generator>LibreOffice/7.5.4.2$Windows_X86_64 LibreOffice_project/36ccfdc35048b057fd9854c757a8b67ec53977b6</meta:generator>
    <meta:document-statistic meta:object-count="56"/>
  </office:meta>
</office:document-meta>
</file>